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1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3.209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59cm" fo:break-before="auto" style:use-optimal-row-height="true"/>
    </style:style>
    <style:style style:name="ro4" style:family="table-row">
      <style:table-row-properties style:row-height="0.573cm" fo:break-before="auto" style:use-optimal-row-height="true"/>
    </style:style>
    <style:style style:name="ro5" style:family="table-row">
      <style:table-row-properties style:row-height="0.741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2.039cm" fo:break-before="auto" style:use-optimal-row-height="true"/>
    </style:style>
    <style:style style:name="ro10" style:family="table-row">
      <style:table-row-properties style:row-height="1.104cm" fo:break-before="auto" style:use-optimal-row-height="true"/>
    </style:style>
    <style:style style:name="ro11" style:family="table-row">
      <style:table-row-properties style:row-height="2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0">
            <text:p>10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17" office:value-type="string">
            <text:p>2023-07-19_21-09-16_000.jpg</text:p>
          </table:table-cell>
          <table:table-cell table:style-name="ce26" office:value-type="string">
            <text:p>:m 温度 / location=部屋,for=暑い。何度だろうか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m 温度 / location=部屋,for=暑い。何度だろうか,other=~">
            <text:p>:m 温度 / location=部屋,for=暑い。何度だろうか,other=~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3-07-19_21-10-05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食べた物 ">
            <text:p>:m 食べた物 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3-07-20_00-54-58_000.jpg</text:p>
          </table:table-cell>
          <table:table-cell table:style-name="ce26" office:value-type="string">
            <text:p>:m :PHOTO 寝た時刻 / 2023 / オナニー、未了、duration=0時間ぐらい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:PHOTO 寝た時刻 / 2023 / オナニー、未了、duration=0時間ぐらい,other=~">
            <text:p>:m :PHOTO 寝た時刻 / 2023 / オナニー、未了、duration=0時間ぐらい,other=~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0" office:value-type="string">
            <text:p>2023-07-20_07-48-42_000.jpg</text:p>
          </table:table-cell>
          <table:table-cell table:style-name="ce26" office:value-type="string">
            <text:p>:m :PHOTO 起きた時刻 / 2023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8" office:value-type="string">
            <text:p>2023-07-20_07-53-17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7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6">
            <text:p>6</text:p>
          </table:table-cell>
          <table:table-cell table:style-name="ce17" office:value-type="string">
            <text:p>2023-07-20_10-39-24_000.jpg</text:p>
          </table:table-cell>
          <table:table-cell table:style-name="ce26" office:value-type="string">
            <text:p>:m 1*2 RES / free / res-id=H9ZK(nowa) / theme=~ / genre=math:geometry,content=光、照射：影：長さ,w=~ / session-number=~ / doc=~,other=known+(知見)</text:p>
          </table:table-cell>
          <table:table-cell table:style-name="ce26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1*2 RES / free / res-id=H9ZK(nowa) / theme=~ / genre=math:geometry,content=光、照射：影：長さ,w=~ / session-number=~ / doc=~,other=known+(知見)">
            <text:p>:m 1*2 RES / free / res-id=H9ZK(nowa) / theme=~ / genre=math:geometry,content=光、照射：影：長さ,w=~ / session-number=~ / doc=~,other=known+(知見)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7">
            <text:p>7</text:p>
          </table:table-cell>
          <table:table-cell table:style-name="ce18" office:value-type="string">
            <text:p>2023-07-20_10-39-51_000.jpg</text:p>
          </table:table-cell>
          <table:table-cell table:style-name="ce26" office:value-type="string">
            <text:p>:m 2*2 RES / free / res-id=H9ZK(nowa) / theme=~ / genre=math:geometry,content=光、照射：影：長さ,w=~ / session-number=~ / doc=~,other=theorem+</text:p>
          </table:table-cell>
          <table:table-cell table:style-name="ce26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m 2*2 RES / free / res-id=H9ZK(nowa) / theme=~ / genre=math:geometry,content=光、照射：影：長さ,w=~ / session-number=~ / doc=~,other=theorem+">
            <text:p>:m 2*2 RES / free / res-id=H9ZK(nowa) / theme=~ / genre=math:geometry,content=光、照射：影：長さ,w=~ / session-number=~ / doc=~,other=theorem+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7" office:value-type="string">
            <text:p>2023-07-20_12-38-29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m 食べた物 ">
            <text:p>:m 食べた物 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0" office:value-type="string">
            <text:p>2023-07-20_17-06-36_000.jpg</text:p>
          </table:table-cell>
          <table:table-cell table:style-name="ce26" office:value-type="string">
            <text:p>:m 1*2 RES / JVEMV6 64#312_nami / 『波のしくみ』 著者=佐藤文隆、松下泰雄,校注=~ / p.22 / w=単振動；,topic=~,publisher=~,other=memo+:波：サイン波。運動方程式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m 1*2 RES / JVEMV6 64#312_nami / 『波のしくみ』 著者=佐藤文隆、松下泰雄,校注=~ / p.22 / w=単振動；,topic=~,publisher=~,other=memo+:波：サイン波。運動方程式">
            <text:p>:m 1*2 RES / JVEMV6 64#312_nami / 『波のしくみ』 著者=佐藤文隆、松下泰雄,校注=~ / p.22 / w=単振動；,topic=~,publisher=~,other=memo+:波：サイン波。運動方程式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0">
            <text:p>10</text:p>
          </table:table-cell>
          <table:table-cell table:style-name="ce17" office:value-type="string">
            <text:p>2023-07-20_17-07-03_000.jpg</text:p>
          </table:table-cell>
          <table:table-cell table:style-name="ce26" office:value-type="string">
            <text:p>:m 2*2 RES / JVEMV6 64#312_nami / 『波のしくみ』 著者=佐藤文隆、松下泰雄,校注=~ / p.22 / w=線形,topic=~,publisher=~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m 2*2 RES / JVEMV6 64#312_nami / 『波のしくみ』 著者=佐藤文隆、松下泰雄,校注=~ / p.22 / w=線形,topic=~,publisher=~,other=~">
            <text:p>:m 2*2 RES / JVEMV6 64#312_nami / 『波のしくみ』 著者=佐藤文隆、松下泰雄,校注=~ / p.22 / w=線形,topic=~,publisher=~,other=~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5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2]=&quot;&quot;;[.C12];CONCATENATE([.C12];&quot; / &quot;;[.E12]))" office:value-type="float" office:value="0">
            <text:p>0</text:p>
          </table:table-cell>
          <table:table-cell table:style-name="ce10" table:formula="of:=RIGHT([.B12];[.K12])" office:value-type="float" office:value="0">
            <text:p>#VALUE!</text:p>
          </table:table-cell>
          <table:table-cell table:style-name="ce47" table:formula="of:=FIND(&quot;.&quot;;[.B12];1)" office:value-type="float" office:value="0">
            <text:p>#VALUE!</text:p>
          </table:table-cell>
          <table:table-cell table:formula="of:=LEN([.B12])" office:value-type="float" office:value="0">
            <text:p>0</text:p>
          </table:table-cell>
          <table:table-cell table:formula="of:=[.J12]-[.I1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47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47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15];[.K15])" office:value-type="float" office:value="0">
            <text:p>#VALUE!</text:p>
          </table:table-cell>
          <table:table-cell table:style-name="ce47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47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9]=&quot;&quot;;[.C21];CONCATENATE([.C21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6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6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：左手のゆりに巻き付いている、つる性の植物の、つる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8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4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4];&quot;-\*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9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0">
            <text:p>1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4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7];&quot;:m XXX&quot;)" office:value-type="float" office:value="1">
            <text:p>1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10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4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4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3:Sheet1.C278" table:on-update-keep-styles="true" table:on-update-keep-size="false"/>
        <table:database-range table:name="XXX" table:target-range-address="Sheet1.B273:Sheet1.B273" table:on-update-keep-styles="true" table:on-update-keep-size="false"/>
        <table:database-range table:name="XXX_music" table:target-range-address="Sheet1.B274:Sheet1.B274" table:on-update-keep-styles="true" table:on-update-keep-size="false"/>
        <table:database-range table:target-range-address="Sheet1.A2:Sheet1.AMJ18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20">2023/07/20</text:date>, <text:time>17:33:1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7-20T17:33:10.75</dc:date>
    <dc:creator>岩淵 謙</dc:creator>
    <meta:editing-duration>P57DT18H56M46S</meta:editing-duration>
    <meta:editing-cycles>19186</meta:editing-cycles>
    <meta:document-statistic meta:table-count="2" meta:cell-count="919" meta:object-count="0"/>
    <meta:user-defined meta:name="qrichtext">1</meta:user-defined>
  </office:meta>
</office:document-meta>
</file>